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 table:number-rows-repeated="65433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/05/2010</text:date>, <text:time>09:4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5-21T09:43:02</dc:date>
    <dc:creator>Daniele Ferro</dc:creator>
    <meta:editing-duration>PT61H05M17S</meta:editing-duration>
    <meta:editing-cycles>117</meta:editing-cycles>
    <meta:generator>OpenOffice.org/3.1$Linux OpenOffice.org_project/310m19$Build-9420</meta:generator>
    <meta:document-statistic meta:table-count="2" meta:cell-count="423" meta:object-count="0"/>
  </office:meta>
</office:document-meta>
</file>